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style:font-name="Ubuntu" fo:font-size="16pt" style:font-size-asian="16pt" style:font-size-complex="16pt"/>
    </style:style>
    <style:style style:name="P4" style:family="paragraph" style:parent-style-name="Standard">
      <style:text-properties style:font-name="Ubuntu" fo:font-size="16pt" officeooo:paragraph-rsid="000e38b0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/>
    </style:style>
    <style:style style:name="P6" style:family="paragraph" style:parent-style-name="Standard" style:list-style-name="L2">
      <style:text-properties style:font-name="Ubuntu"/>
    </style:style>
    <style:style style:name="P7" style:family="paragraph" style:parent-style-name="Standard" style:list-style-name="L2">
      <style:text-properties style:font-name="Ubuntu" officeooo:paragraph-rsid="000e38b0"/>
    </style:style>
    <style:style style:name="P8" style:family="paragraph" style:parent-style-name="Standard" style:list-style-name="L3">
      <style:text-properties style:font-name="Ubuntu"/>
    </style:style>
    <style:style style:name="P9" style:family="paragraph" style:parent-style-name="Standard">
      <style:text-properties style:font-name="Ubuntu" officeooo:paragraph-rsid="000e38b0"/>
    </style:style>
    <style:style style:name="T1" style:family="text">
      <style:text-properties officeooo:rsid="000e38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zz Skill 2 <text:span text:style-name="T1">Syllabus</text:span></text:p>
      <text:p text:style-name="Standard"/>
      <text:p text:style-name="P3"><text:span text:style-name="T1">B2 </text:span>Personal Mastery:</text:p>
      <text:p text:style-name="P1"/>
      <text:list xml:id="list1306717634" text:style-name="L1">
        <text:list-item>
          <text:p text:style-name="P5">1. Result Orientation</text:p>
        </text:list-item>
        <text:list-item>
          <text:p text:style-name="P5">2. Ownership and Accountability</text:p>
        </text:list-item>
        <text:list-item>
          <text:p text:style-name="P5">3. Collaborative ways of working</text:p>
        </text:list-item>
        <text:list-item>
          <text:p text:style-name="P5">4. How to be a Good Team Player</text:p>
        </text:list-item>
        <text:list-item>
          <text:p text:style-name="P5">5. Agile Mindset</text:p>
        </text:list-item>
        <text:list-item>
          <text:p text:style-name="P5">6. Ability To work with Various Stakeholders</text:p>
        </text:list-item>
        <text:list-item>
          <text:p text:style-name="P5">7. Agile Mindset</text:p>
        </text:list-item>
        <text:list-item>
          <text:p text:style-name="P5">8. Devops Mindset</text:p>
        </text:list-item>
        <text:list-item>
          <text:p text:style-name="P5">9 Developing the Consultative Mindset</text:p>
        </text:list-item>
        <text:list-item>
          <text:p text:style-name="P5">10. Stress Management</text:p>
        </text:list-item>
        <text:list-item>
          <text:p text:style-name="P5">11. Continuous Learning Culture</text:p>
        </text:list-item>
      </text:list>
      <text:p text:style-name="P1"/>
      <text:p text:style-name="P3"><text:span text:style-name="T1">B3 </text:span>Problem Solving and Capabilities:</text:p>
      <text:p text:style-name="P1"/>
      <text:list xml:id="list3183155400" text:style-name="L3">
        <text:list-item>
          <text:p text:style-name="P8">1. Problem Solving Process</text:p>
        </text:list-item>
        <text:list-item>
          <text:p text:style-name="P8">2. Building Your Strength</text:p>
        </text:list-item>
        <text:list-item>
          <text:p text:style-name="P8">3. Barriers &amp; Biases in Solving Problem</text:p>
        </text:list-item>
        <text:list-item>
          <text:p text:style-name="P8">4. Analytical Skill</text:p>
        </text:list-item>
        <text:list-item>
          <text:p text:style-name="P8">5. Design Thinking</text:p>
        </text:list-item>
      </text:list>
      <text:p text:style-name="P1"/>
      <text:p text:style-name="P9"/>
      <text:p text:style-name="P4"><text:span text:style-name="T1">B6 </text:span>Persuasion And Influence Skill:</text:p>
      <text:p text:style-name="P9"/>
      <text:list xml:id="list3513023396" text:style-name="L2">
        <text:list-item>
          <text:p text:style-name="P7">1. Building block of trust</text:p>
        </text:list-item>
        <text:list-item>
          <text:p text:style-name="P7">2.Persuasive Technique</text:p>
        </text:list-item>
        <text:list-item>
          <text:p text:style-name="P7">3.Principle Of Influence</text:p>
        </text:list-item>
        <text:list-item>
          <text:p text:style-name="P7">4.Building Reciprocity</text:p>
        </text:list-item>
        <text:list-item>
          <text:p text:style-name="P7">5.Storytelling</text:p>
        </text:list-item>
        <text:list-item>
          <text:p text:style-name="P7">6.Negotiation Skill</text:p>
        </text:list-item>
        <text:list-item>
          <text:p text:style-name="P7">7.Handling Conflict</text:p>
        </text:list-item>
        <text:list-item>
          <text:p text:style-name="P7">8.Customer Conversation</text:p>
        </text:list-item>
        <text:list-item>
          <text:p text:style-name="P7">9. Interviewing Skil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00:26:03.310219314</meta:creation-date>
    <meta:generator>LibreOffice/6.4.7.2$Linux_X86_64 LibreOffice_project/40$Build-2</meta:generator>
    <dc:date>2023-05-22T00:39:30.620924570</dc:date>
    <meta:editing-duration>PT2M31S</meta:editing-duration>
    <meta:editing-cycles>1</meta:editing-cycles>
    <meta:document-statistic meta:table-count="0" meta:image-count="0" meta:object-count="0" meta:page-count="1" meta:paragraph-count="29" meta:word-count="133" meta:character-count="750" meta:non-whitespace-character-count="671"/>
  </office:meta>
</office:document-meta>
</file>